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imbusRomNo9L" svg:font-family="NimbusRomNo9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4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41965434445378481" text:style-name="L4">
        <text:list-item>
          <text:p text:style-name="P1">Chapter 1 - Introduction</text:p>
          <text:list>
            <text:list-item>
              <text:list>
                <text:list-item>
                  <text:p text:style-name="P1">Problem</text:p>
                </text:list-item>
                <text:list-item>
                  <text:p text:style-name="P1">Explanation of Solution</text:p>
                  <text:list>
                    <text:list-item>
                      <text:p text:style-name="P1">Subproblems/Goals We Investigated</text:p>
                    </text:list-item>
                  </text:list>
                </text:list-item>
              </text:list>
            </text:list-item>
            <text:list-item>
              <text:p text:style-name="P1">Motivations</text:p>
              <text:list>
                <text:list-item>
                  <text:p text:style-name="P1">Restatement of solution</text:p>
                </text:list-item>
                <text:list-item>
                  <text:p text:style-name="P1">Areas of impact</text:p>
                  <text:list>
                    <text:list-item>
                      <text:p text:style-name="P1">Larger Timbral Palette for Composers</text:p>
                    </text:list-item>
                    <text:list-item>
                      <text:p text:style-name="P1">Local Timbre Similarity Missing in MIR</text:p>
                    </text:list-item>
                    <text:list-item>
                      <text:p text:style-name="P1">New AI in Art Example</text:p>
                    </text:list-item>
                  </text:list>
                </text:list-item>
              </text:list>
            </text:list-item>
            <text:list-item>
              <text:p text:style-name="P1">Overview</text:p>
              <text:list>
                <text:list-item>
                  <text:p text:style-name="P1">Chapter 2</text:p>
                  <text:list>
                    <text:list-item>
                      <text:p text:style-name="P1">Timbre Definition, Sound Synthesis Algorithms, Param Estimation, Re-synthesis Algorithms, Meta-synthesis, AI in music, Audio-Implementation Systems, Timbre Similarity, GP research</text:p>
                    </text:list-item>
                  </text:list>
                </text:list-item>
                <text:list-item>
                  <text:p text:style-name="P1">Chapter 3</text:p>
                  <text:list>
                    <text:list-item>
                      <text:p text:style-name="P1">Proposed system design (w/ difficulties in implementation), adapting problem to GP, Design of experiments</text:p>
                    </text:list-item>
                  </text:list>
                </text:list-item>
                <text:list-item>
                  <text:p text:style-name="P1">Chapter 4</text:p>
                  <text:list>
                    <text:list-item>
                      <text:p text:style-name="P1">Results, Conclusions, Future Wor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Chapter 2 – Prior Work</text:p>
          <text:list>
            <text:list-item>
              <text:p text:style-name="P1">Definition of Timbre</text:p>
              <text:list>
                <text:list-item>
                  <text:p text:style-name="P1">sonic character vs instrument note timbral representations</text:p>
                </text:list-item>
                <text:list-item>
                  <text:p text:style-name="P1">local vs global timbral representations</text:p>
                </text:list-item>
                <text:list-item>
                  <text:p text:style-name="P1">Above two shows different ideas, only one thing consistent: multi-D</text:p>
                </text:list-item>
                <text:list-item>
                  <text:p text:style-name="P1">Additive vs Subtractive Defs</text:p>
                  <text:list>
                    <text:list-item>
                      <text:p text:style-name="P1">Additive – people use subjective testing</text:p>
                      <text:list>
                        <text:list-item>
                          <text:p text:style-name="P1">Problems with MDS</text:p>
                        </text:list-item>
                        <text:list-item>
                          <text:p text:style-name="P1">Problems with single-instrument tones being supplied as single timbres</text:p>
                        </text:list-item>
                        <text:list-item>
                          <text:p text:style-name="P1">Objective Spaces with trajectories</text:p>
                        </text:list-item>
                        <text:list-item>
                          <text:p text:style-name="P1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ound Synthesis</text:p>
            </text:list-item>
            <text:list-item>
              <text:p text:style-name="P1">Parameter Estimation</text:p>
            </text:list-item>
            <text:list-item>
              <text:p text:style-name="P1"><text:soft-page-break/>Meta-synthesis</text:p>
            </text:list-item>
            <text:list-item>
              <text:p text:style-name="P1">AI Music Systems</text:p>
            </text:list-item>
            <text:list-item>
              <text:p text:style-name="P1">Audio-Implementation Systems</text:p>
            </text:list-item>
            <text:list-item>
              <text:p text:style-name="P1">Timbre Similarity</text:p>
            </text:list-item>
            <text:list-item>
              <text:p text:style-name="P1">State-of-the-Art GP</text:p>
            </text:list-item>
          </text:list>
        </text:list-item>
        <text:list-item>
          <text:p text:style-name="P1">Chapter 3 – Methods</text:p>
          <text:list>
            <text:list-item>
              <text:p text:style-name="P1">System Design</text:p>
              <text:list>
                <text:list-item>
                  <text:p text:style-name="P1">Languages and Interoperability</text:p>
                </text:list-item>
                <text:list-item>
                  <text:p text:style-name="P1">Framing as a GP Problem</text:p>
                </text:list-item>
                <text:list-item>
                  <text:p text:style-name="P1">GP System Overview</text:p>
                </text:list-item>
              </text:list>
            </text:list-item>
            <text:list-item>
              <text:p text:style-name="P1">Experiment Design</text:p>
              <text:list>
                <text:list-item>
                  <text:p text:style-name="P1">Fitness Function</text:p>
                  <text:list>
                    <text:list-item>
                      <text:p text:style-name="P1">Timbre Feature Extraction</text:p>
                    </text:list-item>
                    <text:list-item>
                      <text:p text:style-name="P1">Timbre Similarity</text:p>
                    </text:list-item>
                  </text:list>
                </text:list-item>
                <text:list-item>
                  <text:p text:style-name="P1">GO Variations</text:p>
                </text:list-item>
                <text:list-item>
                  <text:p text:style-name="P1">Target Sound Selection</text:p>
                </text:list-item>
                <text:list-item>
                  <text:p text:style-name="P1">Limiting Code Bloat</text:p>
                </text:list-item>
                <text:list-item>
                  <text:p text:style-name="P1">Init Conditions</text:p>
                  <text:list>
                    <text:list-item>
                      <text:p text:style-name="P1">Non-standard Selection Methods</text:p>
                    </text:list-item>
                  </text:list>
                </text:list-item>
                <text:list-item>
                  <text:p text:style-name="P1">Expanding/Restricting Space</text:p>
                </text:list-item>
                <text:list-item>
                  <text:p text:style-name="P1">Generalization</text:p>
                </text:list-item>
              </text:list>
            </text:list-item>
          </text:list>
        </text:list-item>
        <text:list-item>
          <text:p text:style-name="P1">Chapter 4 – Results</text:p>
          <text:list>
            <text:list-item>
              <text:p text:style-name="P1">Finding optimal similarity measure</text:p>
              <text:list>
                <text:list-item>
                  <text:p text:style-name="P1">Global Time Scaling</text:p>
                </text:list-item>
                <text:list-item>
                  <text:p text:style-name="P1">Sample Deletion</text:p>
                </text:list-item>
                <text:list-item>
                  <text:p text:style-name="P1">Extension Stable Content</text:p>
                </text:list-item>
                <text:list-item>
                  <text:p text:style-name="P1">Intro New Content</text:p>
                </text:list-item>
                <text:list-item>
                  <text:p text:style-name="P1">Subsequence Reordering</text:p>
                </text:list-item>
                <text:list-item>
                  <text:p text:style-name="P1">Repetition Insertion</text:p>
                </text:list-item>
                <text:list-item>
                  <text:p text:style-name="P1">Looking Back at Results</text:p>
                </text:list-item>
              </text:list>
            </text:list-item>
            <text:list-item>
              <text:p text:style-name="P1">Optimizing Fitness Surface</text:p>
              <text:list>
                <text:list-item>
                  <text:p text:style-name="P1">Problematic Outputs</text:p>
                </text:list-item>
                <text:list-item>
                  <text:p text:style-name="P1"><text:soft-page-break/>Results</text:p>
                </text:list-item>
              </text:list>
            </text:list-item>
            <text:list-item>
              <text:p text:style-name="P1">Investigating Methods for Reducing Code Bloat</text:p>
            </text:list-item>
            <text:list-item>
              <text:p text:style-name="P1">Testing Effects of Various Init Conditions</text:p>
              <text:list>
                <text:list-item>
                  <text:p text:style-name="P1">Init Conditions and Standard Selection</text:p>
                </text:list-item>
                <text:list-item>
                  <text:p text:style-name="P1">Non-standard Selection</text:p>
                </text:list-item>
              </text:list>
            </text:list-item>
            <text:list-item>
              <text:p text:style-name="P1">Restricting Search Space</text:p>
            </text:list-item>
            <text:list-item>
              <text:p text:style-name="P1">Generalization Ability</text:p>
            </text:list-item>
          </text:list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" svg:font-family="NimbusRomNo9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on Glennon</meta:initial-creator>
    <meta:creation-date>2014-02-03T19:58:12</meta:creation-date>
    <meta:generator>OpenOffice/4.0.1$Unix OpenOffice.org_project/401m5$Build-9714</meta:generator>
    <dc:date>2014-02-03T20:58:27</dc:date>
    <dc:creator>Aron Glennon</dc:creator>
    <meta:editing-duration>PT1H15S</meta:editing-duration>
    <meta:editing-cycles>24</meta:editing-cycles>
    <meta:document-statistic meta:table-count="0" meta:image-count="0" meta:object-count="0" meta:page-count="3" meta:paragraph-count="68" meta:word-count="315" meta:character-count="1931"/>
  </office:meta>
</office:document-meta>
</file>